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24pt"/>
    </style:style>
    <style:style style:name="P2" style:family="paragraph" style:parent-style-name="Standard">
      <style:text-properties style:font-name="Times" fo:font-size="24pt" fo:background-color="#729fcf"/>
    </style:style>
    <style:style style:name="P3" style:family="paragraph" style:parent-style-name="Standard">
      <style:text-properties style:font-name="Times" fo:font-size="24pt" officeooo:paragraph-rsid="001d5ca5" fo:background-color="#729fcf"/>
    </style:style>
    <style:style style:name="P4" style:family="paragraph" style:parent-style-name="Standard">
      <style:text-properties style:font-name="Times" fo:font-size="24pt" officeooo:paragraph-rsid="001edd75" fo:background-color="#729fcf"/>
    </style:style>
    <style:style style:name="P5" style:family="paragraph" style:parent-style-name="Standard">
      <style:text-properties style:font-name="Times" fo:font-size="24pt" fo:background-color="#729fcf"/>
    </style:style>
    <style:style style:name="P6" style:family="paragraph" style:parent-style-name="Standard">
      <style:text-properties style:font-name="Times" fo:font-size="24pt" officeooo:paragraph-rsid="00202c8a" fo:background-color="#729fcf"/>
    </style:style>
    <style:style style:name="P7" style:family="paragraph" style:parent-style-name="Standard">
      <style:text-properties style:font-name="Times" fo:font-size="24pt" fo:background-color="#ffff00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1cb8f8" fo:background-color="#729fcf" loext:char-shading-value="0"/>
    </style:style>
    <style:style style:name="T3" style:family="text">
      <style:text-properties officeooo:rsid="001d5ca5" fo:background-color="#729fcf" loext:char-shading-value="0"/>
    </style:style>
    <style:style style:name="T4" style:family="text">
      <style:text-properties officeooo:rsid="001d5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alpha hecho <text:span text:style-name="T4">pass norminette</text:span></text:p>
      <text:p text:style-name="P2">isdigit hecho <text:span text:style-name="T4">pass norminette</text:span></text:p>
      <text:p text:style-name="P2">isalnum hecho <text:span text:style-name="T4">pass norminette</text:span></text:p>
      <text:p text:style-name="P6">isascii hecho <text:span text:style-name="T4">pass norminette</text:span></text:p>
      <text:p text:style-name="P2">isprint hecho <text:span text:style-name="T4">pass norminette</text:span></text:p>
      <text:p text:style-name="P2">strlen hecho <text:span text:style-name="T4">pass norminette</text:span></text:p>
      <text:p text:style-name="P1"><text:span text:style-name="T1">memset </text:span><text:span text:style-name="T2">hecho </text:span><text:span text:style-name="T3">pass norminette</text:span></text:p>
      <text:p text:style-name="P2">bzero hecho <text:span text:style-name="T4">pass norminette</text:span></text:p>
      <text:p text:style-name="P3">memcpy hecho <text:span text:style-name="T4">pass norminette</text:span></text:p>
      <text:p text:style-name="P3">memmove hecho <text:span text:style-name="T4">pass norminette</text:span></text:p>
      <text:p text:style-name="P3">strlcpy hecho <text:span text:style-name="T4">pass norminette</text:span></text:p>
      <text:p text:style-name="P3">strlcat hecho <text:span text:style-name="T4">pass norminette</text:span></text:p>
      <text:p text:style-name="P3">toupper hecho <text:span text:style-name="T4">pass norminette</text:span></text:p>
      <text:p text:style-name="P3">tolower hecho <text:span text:style-name="T4">pass norminette</text:span></text:p>
      <text:p text:style-name="P3">strchr hecho <text:span text:style-name="T4">pass norminette</text:span></text:p>
      <text:p text:style-name="P4">strrchr hecho <text:span text:style-name="T4">pass norminette</text:span></text:p>
      <text:p text:style-name="P7">strncmp</text:p>
      <text:p text:style-name="P7">memchr</text:p>
      <text:p text:style-name="P7">memcmp</text:p>
      <text:p text:style-name="P7">strnstr</text:p>
      <text:p text:style-name="P7">atoi</text:p>
      <text:p text:style-name="P1">calloc</text:p>
      <text:p text:style-name="P1">strdu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Times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5T17:46:59.802671210</dc:date>
    <meta:editing-duration>PT4M43S</meta:editing-duration>
    <meta:editing-cycles>2</meta:editing-cycles>
    <meta:document-statistic meta:table-count="0" meta:image-count="0" meta:object-count="0" meta:page-count="1" meta:paragraph-count="23" meta:word-count="71" meta:character-count="500" meta:non-whitespace-character-count="452"/>
  </office:meta>
</office:document-meta>
</file>